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9cm" svg:height="9.004cm" svg:x="15.945cm" svg:y="110.631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 Sheet1.H246:Sheet1.H246 Sheet1.H247:Sheet1.H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067cm" svg:height="9.005cm" svg:x="12.026cm" svg:y="125.267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697cm" svg:height="9.004cm" svg:x="12.026cm" svg:y="149.093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998cm" svg:height="9.004cm" svg:x="11.835cm" svg:y="182.509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3635" calcext:value-type="float">
            <text:p>13635</text:p>
          </table:table-cell>
          <table:table-cell office:value-type="float" office:value="6244" calcext:value-type="float">
            <text:p>6244</text:p>
          </table:table-cell>
          <table:table-cell office:value-type="float" office:value="58" calcext:value-type="float">
            <text:p>58</text:p>
          </table:table-cell>
          <table:table-cell office:value-type="float" office:value="3488" calcext:value-type="float">
            <text:p>348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4620" calcext:value-type="float">
            <text:p>14620</text:p>
          </table:table-cell>
          <table:table-cell office:value-type="float" office:value="7259" calcext:value-type="float">
            <text:p>7259</text:p>
          </table:table-cell>
          <table:table-cell office:value-type="float" office:value="1073" calcext:value-type="float">
            <text:p>1073</text:p>
          </table:table-cell>
          <table:table-cell office:value-type="float" office:value="5532" calcext:value-type="float">
            <text:p>553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49" calcext:value-type="float">
            <text:p>14649</text:p>
          </table:table-cell>
          <table:table-cell office:value-type="float" office:value="7261" calcext:value-type="float">
            <text:p>7261</text:p>
          </table:table-cell>
          <table:table-cell office:value-type="float" office:value="1075" calcext:value-type="float">
            <text:p>1075</text:p>
          </table:table-cell>
          <table:table-cell office:value-type="float" office:value="5534" calcext:value-type="float">
            <text:p>553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643" calcext:value-type="float">
            <text:p>14643</text:p>
          </table:table-cell>
          <table:table-cell office:value-type="float" office:value="7262" calcext:value-type="float">
            <text:p>7262</text:p>
          </table:table-cell>
          <table:table-cell office:value-type="float" office:value="1076" calcext:value-type="float">
            <text:p>1076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617" calcext:value-type="float">
            <text:p>14617</text:p>
          </table:table-cell>
          <table:table-cell office:value-type="float" office:value="7259" calcext:value-type="float">
            <text:p>7259</text:p>
          </table:table-cell>
          <table:table-cell office:value-type="float" office:value="1073" calcext:value-type="float">
            <text:p>1073</text:p>
          </table:table-cell>
          <table:table-cell office:value-type="float" office:value="5531" calcext:value-type="float">
            <text:p>553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58" calcext:value-type="float">
            <text:p>14658</text:p>
          </table:table-cell>
          <table:table-cell office:value-type="float" office:value="7261" calcext:value-type="float">
            <text:p>7261</text:p>
          </table:table-cell>
          <table:table-cell office:value-type="float" office:value="1075" calcext:value-type="float">
            <text:p>1075</text:p>
          </table:table-cell>
          <table:table-cell office:value-type="float" office:value="5537" calcext:value-type="float">
            <text:p>5537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4634" calcext:value-type="float">
            <text:p>14634</text:p>
          </table:table-cell>
          <table:table-cell office:value-type="float" office:value="7262" calcext:value-type="float">
            <text:p>7262</text:p>
          </table:table-cell>
          <table:table-cell office:value-type="float" office:value="1076" calcext:value-type="float">
            <text:p>1076</text:p>
          </table:table-cell>
          <table:table-cell office:value-type="float" office:value="5532" calcext:value-type="float">
            <text:p>553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4594" calcext:value-type="float">
            <text:p>14594</text:p>
          </table:table-cell>
          <table:table-cell office:value-type="float" office:value="7267" calcext:value-type="float">
            <text:p>7267</text:p>
          </table:table-cell>
          <table:table-cell office:value-type="float" office:value="1081" calcext:value-type="float">
            <text:p>1081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96" calcext:value-type="float">
            <text:p>14596</text:p>
          </table:table-cell>
          <table:table-cell office:value-type="float" office:value="7253" calcext:value-type="float">
            <text:p>7253</text:p>
          </table:table-cell>
          <table:table-cell office:value-type="float" office:value="1067" calcext:value-type="float">
            <text:p>1067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590" calcext:value-type="float">
            <text:p>14590</text:p>
          </table:table-cell>
          <table:table-cell office:value-type="float" office:value="7254" calcext:value-type="float">
            <text:p>7254</text:p>
          </table:table-cell>
          <table:table-cell office:value-type="float" office:value="1068" calcext:value-type="float">
            <text:p>1068</text:p>
          </table:table-cell>
          <table:table-cell office:value-type="float" office:value="5536" calcext:value-type="float">
            <text:p>5536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591" calcext:value-type="float">
            <text:p>14591</text:p>
          </table:table-cell>
          <table:table-cell office:value-type="float" office:value="7267" calcext:value-type="float">
            <text:p>7267</text:p>
          </table:table-cell>
          <table:table-cell office:value-type="float" office:value="1081" calcext:value-type="float">
            <text:p>1081</text:p>
          </table:table-cell>
          <table:table-cell office:value-type="float" office:value="5541" calcext:value-type="float">
            <text:p>554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93" calcext:value-type="float">
            <text:p>14593</text:p>
          </table:table-cell>
          <table:table-cell office:value-type="float" office:value="7253" calcext:value-type="float">
            <text:p>7253</text:p>
          </table:table-cell>
          <table:table-cell office:value-type="float" office:value="1067" calcext:value-type="float">
            <text:p>1067</text:p>
          </table:table-cell>
          <table:table-cell office:value-type="float" office:value="5534" calcext:value-type="float">
            <text:p>553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4587" calcext:value-type="float">
            <text:p>14587</text:p>
          </table:table-cell>
          <table:table-cell office:value-type="float" office:value="7254" calcext:value-type="float">
            <text:p>7254</text:p>
          </table:table-cell>
          <table:table-cell office:value-type="float" office:value="1068" calcext:value-type="float">
            <text:p>1068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2" calcext:value-type="float">
            <text:p>13522</text:p>
          </table:table-cell>
          <table:table-cell office:value-type="float" office:value="6203" calcext:value-type="float">
            <text:p>6203</text:p>
          </table:table-cell>
          <table:table-cell office:value-type="float" office:value="17" calcext:value-type="float">
            <text:p>17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3" calcext:value-type="float">
            <text:p>13533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0" calcext:value-type="float">
            <text:p>13510</text:p>
          </table:table-cell>
          <table:table-cell office:value-type="float" office:value="6203" calcext:value-type="float">
            <text:p>6203</text:p>
          </table:table-cell>
          <table:table-cell office:value-type="float" office:value="17" calcext:value-type="float">
            <text:p>17</text:p>
          </table:table-cell>
          <table:table-cell office:value-type="float" office:value="5538" calcext:value-type="float">
            <text:p>553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7" calcext:value-type="float">
            <text:p>13527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4" calcext:value-type="float">
            <text:p>13524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7" calcext:value-type="float">
            <text:p>13527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21" calcext:value-type="float">
            <text:p>13521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39" calcext:value-type="float">
            <text:p>5539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6" calcext:value-type="float">
            <text:p>13536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4" calcext:value-type="float">
            <text:p>5544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1" calcext:value-type="float">
            <text:p>13531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4" calcext:value-type="float">
            <text:p>554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0" calcext:value-type="float">
            <text:p>13520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9" calcext:value-type="float">
            <text:p>13519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1" calcext:value-type="float">
            <text:p>554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11" calcext:value-type="float">
            <text:p>13511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26" calcext:value-type="float">
            <text:p>6926</text:p>
          </table:table-cell>
          <table:table-cell office:value-type="float" office:value="13682" calcext:value-type="float">
            <text:p>13682</text:p>
          </table:table-cell>
          <table:table-cell office:value-type="float" office:value="6242" calcext:value-type="float">
            <text:p>6242</text:p>
          </table:table-cell>
          <table:table-cell office:value-type="float" office:value="59" calcext:value-type="float">
            <text:p>59</text:p>
          </table:table-cell>
          <table:table-cell office:value-type="float" office:value="3495" calcext:value-type="float">
            <text:p>3495</text:p>
          </table:table-cell>
          <table:table-cell office:value-type="float" office:value="2045" calcext:value-type="float">
            <text:p>2045</text:p>
          </table:table-cell>
          <table:table-cell office:value-type="float" office:value="8" calcext:value-type="float">
            <text:p>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37" calcext:value-type="float">
            <text:p>6937</text:p>
          </table:table-cell>
          <table:table-cell office:value-type="float" office:value="13690" calcext:value-type="float">
            <text:p>13690</text:p>
          </table:table-cell>
          <table:table-cell office:value-type="float" office:value="6243" calcext:value-type="float">
            <text:p>6243</text:p>
          </table:table-cell>
          <table:table-cell office:value-type="float" office:value="60" calcext:value-type="float">
            <text:p>60</text:p>
          </table:table-cell>
          <table:table-cell office:value-type="float" office:value="3500" calcext:value-type="float">
            <text:p>3500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427" calcext:value-type="float">
            <text:p>7427</text:p>
          </table:table-cell>
          <table:table-cell office:value-type="float" office:value="14709" calcext:value-type="float">
            <text:p>14709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22" calcext:value-type="float">
            <text:p>7422</text:p>
          </table:table-cell>
          <table:table-cell office:value-type="float" office:value="14694" calcext:value-type="float">
            <text:p>14694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2" calcext:value-type="float">
            <text:p>7442</text:p>
          </table:table-cell>
          <table:table-cell office:value-type="float" office:value="14730" calcext:value-type="float">
            <text:p>14730</text:p>
          </table:table-cell>
          <table:table-cell office:value-type="float" office:value="7258" calcext:value-type="float">
            <text:p>7258</text:p>
          </table:table-cell>
          <table:table-cell office:value-type="float" office:value="1075" calcext:value-type="float">
            <text:p>1075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21" calcext:value-type="float">
            <text:p>7421</text:p>
          </table:table-cell>
          <table:table-cell office:value-type="float" office:value="14697" calcext:value-type="float">
            <text:p>14697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2" calcext:value-type="float">
            <text:p>5542</text:p>
          </table:table-cell>
          <table:table-cell office:value-type="float" office:value="2045" calcext:value-type="float">
            <text:p>2045</text:p>
          </table:table-cell>
          <table:table-cell office:value-type="float" office:value="23" calcext:value-type="float">
            <text:p>2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7" calcext:value-type="float">
            <text:p>7427</text:p>
          </table:table-cell>
          <table:table-cell office:value-type="float" office:value="14684" calcext:value-type="float">
            <text:p>14684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7" calcext:value-type="float">
            <text:p>7417</text:p>
          </table:table-cell>
          <table:table-cell office:value-type="float" office:value="14690" calcext:value-type="float">
            <text:p>14690</text:p>
          </table:table-cell>
          <table:table-cell office:value-type="float" office:value="7256" calcext:value-type="float">
            <text:p>7256</text:p>
          </table:table-cell>
          <table:table-cell office:value-type="float" office:value="1073" calcext:value-type="float">
            <text:p>1073</text:p>
          </table:table-cell>
          <table:table-cell office:value-type="float" office:value="5541" calcext:value-type="float">
            <text:p>5541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22" calcext:value-type="float">
            <text:p>7422</text:p>
          </table:table-cell>
          <table:table-cell office:value-type="float" office:value="14694" calcext:value-type="float">
            <text:p>14694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2" calcext:value-type="float">
            <text:p>7442</text:p>
          </table:table-cell>
          <table:table-cell office:value-type="float" office:value="14730" calcext:value-type="float">
            <text:p>14730</text:p>
          </table:table-cell>
          <table:table-cell office:value-type="float" office:value="7258" calcext:value-type="float">
            <text:p>7258</text:p>
          </table:table-cell>
          <table:table-cell office:value-type="float" office:value="1075" calcext:value-type="float">
            <text:p>1075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30" calcext:value-type="float">
            <text:p>7430</text:p>
          </table:table-cell>
          <table:table-cell office:value-type="float" office:value="14703" calcext:value-type="float">
            <text:p>14703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21" calcext:value-type="float">
            <text:p>21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4" calcext:value-type="float">
            <text:p>7424</text:p>
          </table:table-cell>
          <table:table-cell office:value-type="float" office:value="14683" calcext:value-type="float">
            <text:p>14683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06" calcext:value-type="float">
            <text:p>7406</text:p>
          </table:table-cell>
          <table:table-cell office:value-type="float" office:value="14663" calcext:value-type="float">
            <text:p>14663</text:p>
          </table:table-cell>
          <table:table-cell office:value-type="float" office:value="7263" calcext:value-type="float">
            <text:p>7263</text:p>
          </table:table-cell>
          <table:table-cell office:value-type="float" office:value="1080" calcext:value-type="float">
            <text:p>1080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9" calcext:value-type="float">
            <text:p>1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11" calcext:value-type="float">
            <text:p>7411</text:p>
          </table:table-cell>
          <table:table-cell office:value-type="float" office:value="14660" calcext:value-type="float">
            <text:p>14660</text:p>
          </table:table-cell>
          <table:table-cell office:value-type="float" office:value="7265" calcext:value-type="float">
            <text:p>7265</text:p>
          </table:table-cell>
          <table:table-cell office:value-type="float" office:value="1082" calcext:value-type="float">
            <text:p>1082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2" calcext:value-type="float">
            <text:p>1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09" calcext:value-type="float">
            <text:p>7409</text:p>
          </table:table-cell>
          <table:table-cell office:value-type="float" office:value="14667" calcext:value-type="float">
            <text:p>14667</text:p>
          </table:table-cell>
          <table:table-cell office:value-type="float" office:value="7250" calcext:value-type="float">
            <text:p>7250</text:p>
          </table:table-cell>
          <table:table-cell office:value-type="float" office:value="1067" calcext:value-type="float">
            <text:p>1067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95" calcext:value-type="float">
            <text:p>7395</text:p>
          </table:table-cell>
          <table:table-cell office:value-type="float" office:value="14641" calcext:value-type="float">
            <text:p>14641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22" calcext:value-type="float">
            <text:p>2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01" calcext:value-type="float">
            <text:p>7401</text:p>
          </table:table-cell>
          <table:table-cell office:value-type="float" office:value="14631" calcext:value-type="float">
            <text:p>14631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14654" calcext:value-type="float">
            <text:p>14654</text:p>
          </table:table-cell>
          <table:table-cell office:value-type="float" office:value="7264" calcext:value-type="float">
            <text:p>7264</text:p>
          </table:table-cell>
          <table:table-cell office:value-type="float" office:value="1081" calcext:value-type="float">
            <text:p>1081</text:p>
          </table:table-cell>
          <table:table-cell office:value-type="float" office:value="5549" calcext:value-type="float">
            <text:p>5549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93" calcext:value-type="float">
            <text:p>7393</text:p>
          </table:table-cell>
          <table:table-cell office:value-type="float" office:value="14647" calcext:value-type="float">
            <text:p>14647</text:p>
          </table:table-cell>
          <table:table-cell office:value-type="float" office:value="7264" calcext:value-type="float">
            <text:p>7264</text:p>
          </table:table-cell>
          <table:table-cell office:value-type="float" office:value="1081" calcext:value-type="float">
            <text:p>1081</text:p>
          </table:table-cell>
          <table:table-cell office:value-type="float" office:value="5548" calcext:value-type="float">
            <text:p>5548</text:p>
          </table:table-cell>
          <table:table-cell office:value-type="float" office:value="2045" calcext:value-type="float">
            <text:p>2045</text:p>
          </table:table-cell>
          <table:table-cell office:value-type="float" office:value="15" calcext:value-type="float">
            <text:p>1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15" calcext:value-type="float">
            <text:p>7415</text:p>
          </table:table-cell>
          <table:table-cell office:value-type="float" office:value="14679" calcext:value-type="float">
            <text:p>14679</text:p>
          </table:table-cell>
          <table:table-cell office:value-type="float" office:value="7250" calcext:value-type="float">
            <text:p>7250</text:p>
          </table:table-cell>
          <table:table-cell office:value-type="float" office:value="1067" calcext:value-type="float">
            <text:p>1067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7" calcext:value-type="float">
            <text:p>4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7401" calcext:value-type="float">
            <text:p>7401</text:p>
          </table:table-cell>
          <table:table-cell office:value-type="float" office:value="14645" calcext:value-type="float">
            <text:p>14645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21" calcext:value-type="float">
            <text:p>21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98" calcext:value-type="float">
            <text:p>7398</text:p>
          </table:table-cell>
          <table:table-cell office:value-type="float" office:value="14626" calcext:value-type="float">
            <text:p>14626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float" office:value="13608" calcext:value-type="float">
            <text:p>13608</text:p>
          </table:table-cell>
          <table:table-cell office:value-type="float" office:value="6200" calcext:value-type="float">
            <text:p>6200</text:p>
          </table:table-cell>
          <table:table-cell office:value-type="float" office:value="17" calcext:value-type="float">
            <text:p>17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7" calcext:value-type="float">
            <text:p>2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3" calcext:value-type="float">
            <text:p>6863</text:p>
          </table:table-cell>
          <table:table-cell office:value-type="float" office:value="13556" calcext:value-type="float">
            <text:p>13556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" calcext:value-type="float">
            <text:p>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75" calcext:value-type="float">
            <text:p>6875</text:p>
          </table:table-cell>
          <table:table-cell office:value-type="float" office:value="13572" calcext:value-type="float">
            <text:p>13572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76" calcext:value-type="float">
            <text:p>6876</text:p>
          </table:table-cell>
          <table:table-cell office:value-type="float" office:value="13569" calcext:value-type="float">
            <text:p>1356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5" calcext:value-type="float">
            <text:p>5555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7" calcext:value-type="float">
            <text:p>6867</text:p>
          </table:table-cell>
          <table:table-cell office:value-type="float" office:value="13599" calcext:value-type="float">
            <text:p>13599</text:p>
          </table:table-cell>
          <table:table-cell office:value-type="float" office:value="6200" calcext:value-type="float">
            <text:p>6200</text:p>
          </table:table-cell>
          <table:table-cell office:value-type="float" office:value="17" calcext:value-type="float">
            <text:p>17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4" calcext:value-type="float">
            <text:p>2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2" calcext:value-type="float">
            <text:p>6872</text:p>
          </table:table-cell>
          <table:table-cell office:value-type="float" office:value="13573" calcext:value-type="float">
            <text:p>13573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13557" calcext:value-type="float">
            <text:p>13557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13606" calcext:value-type="float">
            <text:p>13606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4" calcext:value-type="float">
            <text:p>2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7" calcext:value-type="float">
            <text:p>6867</text:p>
          </table:table-cell>
          <table:table-cell office:value-type="float" office:value="13571" calcext:value-type="float">
            <text:p>13571</text:p>
          </table:table-cell>
          <table:table-cell office:value-type="float" office:value="6208" calcext:value-type="float">
            <text:p>6208</text:p>
          </table:table-cell>
          <table:table-cell office:value-type="float" office:value="25" calcext:value-type="float">
            <text:p>25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13557" calcext:value-type="float">
            <text:p>13557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9" calcext:value-type="float">
            <text:p>6879</text:p>
          </table:table-cell>
          <table:table-cell office:value-type="float" office:value="13619" calcext:value-type="float">
            <text:p>1361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2" calcext:value-type="float">
            <text:p>5552</text:p>
          </table:table-cell>
          <table:table-cell office:value-type="float" office:value="2045" calcext:value-type="float">
            <text:p>2045</text:p>
          </table:table-cell>
          <table:table-cell office:value-type="float" office:value="28" calcext:value-type="float">
            <text:p>2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6" calcext:value-type="float">
            <text:p>6876</text:p>
          </table:table-cell>
          <table:table-cell office:value-type="float" office:value="13581" calcext:value-type="float">
            <text:p>13581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5" calcext:value-type="float">
            <text:p>6875</text:p>
          </table:table-cell>
          <table:table-cell office:value-type="float" office:value="13610" calcext:value-type="float">
            <text:p>13610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46" calcext:value-type="float">
            <text:p>4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79" calcext:value-type="float">
            <text:p>6879</text:p>
          </table:table-cell>
          <table:table-cell office:value-type="float" office:value="13572" calcext:value-type="float">
            <text:p>13572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6" calcext:value-type="float">
            <text:p>5556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0" calcext:value-type="float">
            <text:p>6870</text:p>
          </table:table-cell>
          <table:table-cell office:value-type="float" office:value="13603" calcext:value-type="float">
            <text:p>13603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6" calcext:value-type="float">
            <text:p>6866</text:p>
          </table:table-cell>
          <table:table-cell office:value-type="float" office:value="13561" calcext:value-type="float">
            <text:p>13561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float" office:value="13608" calcext:value-type="float">
            <text:p>13608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59" calcext:value-type="float">
            <text:p>6859</text:p>
          </table:table-cell>
          <table:table-cell office:value-type="float" office:value="13558" calcext:value-type="float">
            <text:p>13558</text:p>
          </table:table-cell>
          <table:table-cell office:value-type="float" office:value="6205" calcext:value-type="float">
            <text:p>6205</text:p>
          </table:table-cell>
          <table:table-cell office:value-type="float" office:value="22" calcext:value-type="float">
            <text:p>22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6" calcext:value-type="float">
            <text:p>6866</text:p>
          </table:table-cell>
          <table:table-cell office:value-type="float" office:value="13555" calcext:value-type="float">
            <text:p>13555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0" calcext:value-type="float">
            <text:p>6870</text:p>
          </table:table-cell>
          <table:table-cell office:value-type="float" office:value="13603" calcext:value-type="float">
            <text:p>13603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0" calcext:value-type="float">
            <text:p>6860</text:p>
          </table:table-cell>
          <table:table-cell office:value-type="float" office:value="13557" calcext:value-type="float">
            <text:p>13557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49" calcext:value-type="float">
            <text:p>5549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13602" calcext:value-type="float">
            <text:p>13602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46" calcext:value-type="float">
            <text:p>4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71" calcext:value-type="float">
            <text:p>6871</text:p>
          </table:table-cell>
          <table:table-cell office:value-type="float" office:value="13570" calcext:value-type="float">
            <text:p>13570</text:p>
          </table:table-cell>
          <table:table-cell office:value-type="float" office:value="6205" calcext:value-type="float">
            <text:p>6205</text:p>
          </table:table-cell>
          <table:table-cell office:value-type="float" office:value="22" calcext:value-type="float">
            <text:p>22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0" calcext:value-type="float">
            <text:p>6860</text:p>
          </table:table-cell>
          <table:table-cell office:value-type="float" office:value="13549" calcext:value-type="float">
            <text:p>1354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604" calcext:value-type="float">
            <text:p>3604</text:p>
          </table:table-cell>
          <table:table-cell office:value-type="float" office:value="13856" calcext:value-type="float">
            <text:p>13856</text:p>
          </table:table-cell>
          <table:table-cell office:value-type="float" office:value="6241" calcext:value-type="float">
            <text:p>6241</text:p>
          </table:table-cell>
          <table:table-cell office:value-type="float" office:value="64" calcext:value-type="float">
            <text:p>64</text:p>
          </table:table-cell>
          <table:table-cell office:value-type="float" office:value="3509" calcext:value-type="float">
            <text:p>3509</text:p>
          </table:table-cell>
          <table:table-cell office:value-type="float" office:value="2043" calcext:value-type="float">
            <text:p>2043</text:p>
          </table:table-cell>
          <table:table-cell office:value-type="float" office:value="74" calcext:value-type="float">
            <text:p>7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13787" calcext:value-type="float">
            <text:p>13787</text:p>
          </table:table-cell>
          <table:table-cell office:value-type="float" office:value="6240" calcext:value-type="float">
            <text:p>6240</text:p>
          </table:table-cell>
          <table:table-cell office:value-type="float" office:value="63" calcext:value-type="float">
            <text:p>63</text:p>
          </table:table-cell>
          <table:table-cell office:value-type="float" office:value="3510" calcext:value-type="float">
            <text:p>3510</text:p>
          </table:table-cell>
          <table:table-cell office:value-type="float" office:value="2043" calcext:value-type="float">
            <text:p>2043</text:p>
          </table:table-cell>
          <table:table-cell office:value-type="float" office:value="32" calcext:value-type="float">
            <text:p>3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1" calcext:value-type="float">
            <text:p>3581</text:p>
          </table:table-cell>
          <table:table-cell office:value-type="float" office:value="13746" calcext:value-type="float">
            <text:p>13746</text:p>
          </table:table-cell>
          <table:table-cell office:value-type="float" office:value="6241" calcext:value-type="float">
            <text:p>6241</text:p>
          </table:table-cell>
          <table:table-cell office:value-type="float" office:value="64" calcext:value-type="float">
            <text:p>64</text:p>
          </table:table-cell>
          <table:table-cell office:value-type="float" office:value="3509" calcext:value-type="float">
            <text:p>3509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44" calcext:value-type="float">
            <text:p>3844</text:p>
          </table:table-cell>
          <table:table-cell office:value-type="float" office:value="14924" calcext:value-type="float">
            <text:p>14924</text:p>
          </table:table-cell>
          <table:table-cell office:value-type="float" office:value="7247" calcext:value-type="float">
            <text:p>7247</text:p>
          </table:table-cell>
          <table:table-cell office:value-type="float" office:value="1070" calcext:value-type="float">
            <text:p>1070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114" calcext:value-type="float">
            <text:p>1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4" calcext:value-type="float">
            <text:p>3834</text:p>
          </table:table-cell>
          <table:table-cell office:value-type="float" office:value="14824" calcext:value-type="float">
            <text:p>14824</text:p>
          </table:table-cell>
          <table:table-cell office:value-type="float" office:value="7250" calcext:value-type="float">
            <text:p>7250</text:p>
          </table:table-cell>
          <table:table-cell office:value-type="float" office:value="1073" calcext:value-type="float">
            <text:p>1073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60" calcext:value-type="float">
            <text:p>6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8" calcext:value-type="float">
            <text:p>3828</text:p>
          </table:table-cell>
          <table:table-cell office:value-type="float" office:value="14800" calcext:value-type="float">
            <text:p>14800</text:p>
          </table:table-cell>
          <table:table-cell office:value-type="float" office:value="7253" calcext:value-type="float">
            <text:p>7253</text:p>
          </table:table-cell>
          <table:table-cell office:value-type="float" office:value="1076" calcext:value-type="float">
            <text:p>1076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42" calcext:value-type="float">
            <text:p>4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7" calcext:value-type="float">
            <text:p>3897</text:p>
          </table:table-cell>
          <table:table-cell office:value-type="float" office:value="15108" calcext:value-type="float">
            <text:p>15108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264" calcext:value-type="float">
            <text:p>26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38" calcext:value-type="float">
            <text:p>3838</text:p>
          </table:table-cell>
          <table:table-cell office:value-type="float" office:value="14843" calcext:value-type="float">
            <text:p>14843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86" calcext:value-type="float">
            <text:p>8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float" office:value="14789" calcext:value-type="float">
            <text:p>14789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45" calcext:value-type="float">
            <text:p>4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4763" calcext:value-type="float">
            <text:p>14763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4" calcext:value-type="float">
            <text:p>3864</text:p>
          </table:table-cell>
          <table:table-cell office:value-type="float" office:value="15067" calcext:value-type="float">
            <text:p>15067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6" calcext:value-type="float">
            <text:p>5556</text:p>
          </table:table-cell>
          <table:table-cell office:value-type="float" office:value="2043" calcext:value-type="float">
            <text:p>2043</text:p>
          </table:table-cell>
          <table:table-cell office:value-type="float" office:value="192" calcext:value-type="float">
            <text:p>19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4" calcext:value-type="float">
            <text:p>3834</text:p>
          </table:table-cell>
          <table:table-cell office:value-type="float" office:value="14816" calcext:value-type="float">
            <text:p>14816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6" calcext:value-type="float">
            <text:p>5556</text:p>
          </table:table-cell>
          <table:table-cell office:value-type="float" office:value="2043" calcext:value-type="float">
            <text:p>2043</text:p>
          </table:table-cell>
          <table:table-cell office:value-type="float" office:value="56" calcext:value-type="float">
            <text:p>5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8" calcext:value-type="float">
            <text:p>3828</text:p>
          </table:table-cell>
          <table:table-cell office:value-type="float" office:value="14805" calcext:value-type="float">
            <text:p>14805</text:p>
          </table:table-cell>
          <table:table-cell office:value-type="float" office:value="7253" calcext:value-type="float">
            <text:p>7253</text:p>
          </table:table-cell>
          <table:table-cell office:value-type="float" office:value="1076" calcext:value-type="float">
            <text:p>1076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43" calcext:value-type="float">
            <text:p>4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7" calcext:value-type="float">
            <text:p>3857</text:p>
          </table:table-cell>
          <table:table-cell office:value-type="float" office:value="14938" calcext:value-type="float">
            <text:p>14938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170" calcext:value-type="float">
            <text:p>17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36" calcext:value-type="float">
            <text:p>3836</text:p>
          </table:table-cell>
          <table:table-cell office:value-type="float" office:value="14840" calcext:value-type="float">
            <text:p>14840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81" calcext:value-type="float">
            <text:p>8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float" office:value="14781" calcext:value-type="float">
            <text:p>14781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42" calcext:value-type="float">
            <text:p>4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4763" calcext:value-type="float">
            <text:p>14763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37" calcext:value-type="float">
            <text:p>3837</text:p>
          </table:table-cell>
          <table:table-cell office:value-type="float" office:value="15016" calcext:value-type="float">
            <text:p>15016</text:p>
          </table:table-cell>
          <table:table-cell office:value-type="float" office:value="7257" calcext:value-type="float">
            <text:p>7257</text:p>
          </table:table-cell>
          <table:table-cell office:value-type="float" office:value="1080" calcext:value-type="float">
            <text:p>1080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84" calcext:value-type="float">
            <text:p>18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5" calcext:value-type="float">
            <text:p>3825</text:p>
          </table:table-cell>
          <table:table-cell office:value-type="float" office:value="14783" calcext:value-type="float">
            <text:p>14783</text:p>
          </table:table-cell>
          <table:table-cell office:value-type="float" office:value="7258" calcext:value-type="float">
            <text:p>7258</text:p>
          </table:table-cell>
          <table:table-cell office:value-type="float" office:value="1081" calcext:value-type="float">
            <text:p>1081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58" calcext:value-type="float">
            <text:p>5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9" calcext:value-type="float">
            <text:p>3819</text:p>
          </table:table-cell>
          <table:table-cell office:value-type="float" office:value="14752" calcext:value-type="float">
            <text:p>14752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62" calcext:value-type="float">
            <text:p>5562</text:p>
          </table:table-cell>
          <table:table-cell office:value-type="float" office:value="2043" calcext:value-type="float">
            <text:p>2043</text:p>
          </table:table-cell>
          <table:table-cell office:value-type="float" office:value="44" calcext:value-type="float">
            <text:p>4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1" calcext:value-type="float">
            <text:p>3841</text:p>
          </table:table-cell>
          <table:table-cell office:value-type="float" office:value="14871" calcext:value-type="float">
            <text:p>14871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169" calcext:value-type="float">
            <text:p>169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14780" calcext:value-type="float">
            <text:p>14780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85" calcext:value-type="float">
            <text:p>8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4711" calcext:value-type="float">
            <text:p>14711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8" calcext:value-type="float">
            <text:p>3818</text:p>
          </table:table-cell>
          <table:table-cell office:value-type="float" office:value="14707" calcext:value-type="float">
            <text:p>14707</text:p>
          </table:table-cell>
          <table:table-cell office:value-type="float" office:value="7252" calcext:value-type="float">
            <text:p>7252</text:p>
          </table:table-cell>
          <table:table-cell office:value-type="float" office:value="1075" calcext:value-type="float">
            <text:p>1075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33" calcext:value-type="float">
            <text:p>3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0" calcext:value-type="float">
            <text:p>3840</text:p>
          </table:table-cell>
          <table:table-cell office:value-type="float" office:value="15065" calcext:value-type="float">
            <text:p>15065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05" calcext:value-type="float">
            <text:p>20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5" calcext:value-type="float">
            <text:p>3825</text:p>
          </table:table-cell>
          <table:table-cell office:value-type="float" office:value="14803" calcext:value-type="float">
            <text:p>14803</text:p>
          </table:table-cell>
          <table:table-cell office:value-type="float" office:value="7255" calcext:value-type="float">
            <text:p>7255</text:p>
          </table:table-cell>
          <table:table-cell office:value-type="float" office:value="1078" calcext:value-type="float">
            <text:p>1078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65" calcext:value-type="float">
            <text:p>6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1" calcext:value-type="float">
            <text:p>3821</text:p>
          </table:table-cell>
          <table:table-cell office:value-type="float" office:value="14768" calcext:value-type="float">
            <text:p>14768</text:p>
          </table:table-cell>
          <table:table-cell office:value-type="float" office:value="7261" calcext:value-type="float">
            <text:p>7261</text:p>
          </table:table-cell>
          <table:table-cell office:value-type="float" office:value="1084" calcext:value-type="float">
            <text:p>1084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0" calcext:value-type="float">
            <text:p>3890</text:p>
          </table:table-cell>
          <table:table-cell office:value-type="float" office:value="15063" calcext:value-type="float">
            <text:p>15063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268" calcext:value-type="float">
            <text:p>26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14780" calcext:value-type="float">
            <text:p>14780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82" calcext:value-type="float">
            <text:p>8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4711" calcext:value-type="float">
            <text:p>14711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8" calcext:value-type="float">
            <text:p>3818</text:p>
          </table:table-cell>
          <table:table-cell office:value-type="float" office:value="14704" calcext:value-type="float">
            <text:p>14704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68" calcext:value-type="float">
            <text:p>3568</text:p>
          </table:table-cell>
          <table:table-cell office:value-type="float" office:value="13911" calcext:value-type="float">
            <text:p>13911</text:p>
          </table:table-cell>
          <table:table-cell office:value-type="float" office:value="6194" calcext:value-type="float">
            <text:p>6194</text:p>
          </table:table-cell>
          <table:table-cell office:value-type="float" office:value="17" calcext:value-type="float">
            <text:p>17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66" calcext:value-type="float">
            <text:p>16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58" calcext:value-type="float">
            <text:p>13658</text:p>
          </table:table-cell>
          <table:table-cell office:value-type="float" office:value="6195" calcext:value-type="float">
            <text:p>6195</text:p>
          </table:table-cell>
          <table:table-cell office:value-type="float" office:value="18" calcext:value-type="float">
            <text:p>18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3" calcext:value-type="float">
            <text:p>13623</text:p>
          </table:table-cell>
          <table:table-cell office:value-type="float" office:value="6196" calcext:value-type="float">
            <text:p>6196</text:p>
          </table:table-cell>
          <table:table-cell office:value-type="float" office:value="19" calcext:value-type="float">
            <text:p>19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35" calcext:value-type="float">
            <text:p>13635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32" calcext:value-type="float">
            <text:p>1363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1" calcext:value-type="float">
            <text:p>3551</text:p>
          </table:table-cell>
          <table:table-cell office:value-type="float" office:value="13623" calcext:value-type="float">
            <text:p>1362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0" calcext:value-type="float">
            <text:p>3570</text:p>
          </table:table-cell>
          <table:table-cell office:value-type="float" office:value="13939" calcext:value-type="float">
            <text:p>13939</text:p>
          </table:table-cell>
          <table:table-cell office:value-type="float" office:value="6192" calcext:value-type="float">
            <text:p>6192</text:p>
          </table:table-cell>
          <table:table-cell office:value-type="float" office:value="15" calcext:value-type="float">
            <text:p>1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181" calcext:value-type="float">
            <text:p>18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45" calcext:value-type="float">
            <text:p>13645</text:p>
          </table:table-cell>
          <table:table-cell office:value-type="float" office:value="6195" calcext:value-type="float">
            <text:p>6195</text:p>
          </table:table-cell>
          <table:table-cell office:value-type="float" office:value="18" calcext:value-type="float">
            <text:p>18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9" calcext:value-type="float">
            <text:p>13629</text:p>
          </table:table-cell>
          <table:table-cell office:value-type="float" office:value="6196" calcext:value-type="float">
            <text:p>6196</text:p>
          </table:table-cell>
          <table:table-cell office:value-type="float" office:value="19" calcext:value-type="float">
            <text:p>1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42" calcext:value-type="float">
            <text:p>1364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5" calcext:value-type="float">
            <text:p>2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2" calcext:value-type="float">
            <text:p>1363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16" calcext:value-type="float">
            <text:p>3816</text:p>
          </table:table-cell>
          <table:table-cell office:value-type="float" office:value="14897" calcext:value-type="float">
            <text:p>14897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654" calcext:value-type="float">
            <text:p>65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9" calcext:value-type="float">
            <text:p>3559</text:p>
          </table:table-cell>
          <table:table-cell office:value-type="float" office:value="13654" calcext:value-type="float">
            <text:p>13654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30" calcext:value-type="float">
            <text:p>13630</text:p>
          </table:table-cell>
          <table:table-cell office:value-type="float" office:value="6203" calcext:value-type="float">
            <text:p>6203</text:p>
          </table:table-cell>
          <table:table-cell office:value-type="float" office:value="26" calcext:value-type="float">
            <text:p>26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42" calcext:value-type="float">
            <text:p>1364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9" calcext:value-type="float">
            <text:p>29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4" calcext:value-type="float">
            <text:p>3834</text:p>
          </table:table-cell>
          <table:table-cell office:value-type="float" office:value="15010" calcext:value-type="float">
            <text:p>15010</text:p>
          </table:table-cell>
          <table:table-cell office:value-type="float" office:value="6201" calcext:value-type="float">
            <text:p>6201</text:p>
          </table:table-cell>
          <table:table-cell office:value-type="float" office:value="24" calcext:value-type="float">
            <text:p>24</text:p>
          </table:table-cell>
          <table:table-cell office:value-type="float" office:value="5569" calcext:value-type="float">
            <text:p>5569</text:p>
          </table:table-cell>
          <table:table-cell office:value-type="float" office:value="2043" calcext:value-type="float">
            <text:p>2043</text:p>
          </table:table-cell>
          <table:table-cell office:value-type="float" office:value="703" calcext:value-type="float">
            <text:p>70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9" calcext:value-type="float">
            <text:p>3559</text:p>
          </table:table-cell>
          <table:table-cell office:value-type="float" office:value="13652" calcext:value-type="float">
            <text:p>13652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44" calcext:value-type="float">
            <text:p>13644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56" calcext:value-type="float">
            <text:p>3756</text:p>
          </table:table-cell>
          <table:table-cell office:value-type="float" office:value="14396" calcext:value-type="float">
            <text:p>14396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72" calcext:value-type="float">
            <text:p>47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35" calcext:value-type="float">
            <text:p>13635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5" calcext:value-type="float">
            <text:p>2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6" calcext:value-type="float">
            <text:p>3596</text:p>
          </table:table-cell>
          <table:table-cell office:value-type="float" office:value="14023" calcext:value-type="float">
            <text:p>14023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18" calcext:value-type="float">
            <text:p>21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58" calcext:value-type="float">
            <text:p>13658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31" calcext:value-type="float">
            <text:p>13631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13" calcext:value-type="float">
            <text:p>1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7" calcext:value-type="float">
            <text:p>3587</text:p>
          </table:table-cell>
          <table:table-cell office:value-type="float" office:value="14025" calcext:value-type="float">
            <text:p>14025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6" calcext:value-type="float">
            <text:p>28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float" office:value="13633" calcext:value-type="float">
            <text:p>13633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51" calcext:value-type="float">
            <text:p>5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2" calcext:value-type="float">
            <text:p>1362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33" calcext:value-type="float">
            <text:p>3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13608" calcext:value-type="float">
            <text:p>13608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4" calcext:value-type="float">
            <text:p>3594</text:p>
          </table:table-cell>
          <table:table-cell office:value-type="float" office:value="14015" calcext:value-type="float">
            <text:p>14015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17" calcext:value-type="float">
            <text:p>21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44" calcext:value-type="float">
            <text:p>13644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9" calcext:value-type="float">
            <text:p>13629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0" calcext:value-type="float">
            <text:p>3590</text:p>
          </table:table-cell>
          <table:table-cell office:value-type="float" office:value="14031" calcext:value-type="float">
            <text:p>1403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91" calcext:value-type="float">
            <text:p>29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float" office:value="13648" calcext:value-type="float">
            <text:p>13648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9" calcext:value-type="float">
            <text:p>5569</text:p>
          </table:table-cell>
          <table:table-cell office:value-type="float" office:value="2043" calcext:value-type="float">
            <text:p>2043</text:p>
          </table:table-cell>
          <table:table-cell office:value-type="float" office:value="52" calcext:value-type="float">
            <text:p>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49" calcext:value-type="float">
            <text:p>3549</text:p>
          </table:table-cell>
          <table:table-cell office:value-type="float" office:value="13617" calcext:value-type="float">
            <text:p>13617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6" calcext:value-type="float">
            <text:p>2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18637" calcext:value-type="float">
            <text:p>18637</text:p>
          </table:table-cell>
          <table:table-cell office:value-type="float" office:value="6239" calcext:value-type="float">
            <text:p>6239</text:p>
          </table:table-cell>
          <table:table-cell office:value-type="float" office:value="74" calcext:value-type="float">
            <text:p>74</text:p>
          </table:table-cell>
          <table:table-cell office:value-type="float" office:value="3528" calcext:value-type="float">
            <text:p>3528</text:p>
          </table:table-cell>
          <table:table-cell office:value-type="float" office:value="2039" calcext:value-type="float">
            <text:p>2039</text:p>
          </table:table-cell>
          <table:table-cell office:value-type="float" office:value="3016" calcext:value-type="float">
            <text:p>301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4192" calcext:value-type="float">
            <text:p>14192</text:p>
          </table:table-cell>
          <table:table-cell office:value-type="float" office:value="6242" calcext:value-type="float">
            <text:p>6242</text:p>
          </table:table-cell>
          <table:table-cell office:value-type="float" office:value="77" calcext:value-type="float">
            <text:p>77</text:p>
          </table:table-cell>
          <table:table-cell office:value-type="float" office:value="3526" calcext:value-type="float">
            <text:p>3526</text:p>
          </table:table-cell>
          <table:table-cell office:value-type="float" office:value="2039" calcext:value-type="float">
            <text:p>2039</text:p>
          </table:table-cell>
          <table:table-cell office:value-type="float" office:value="202" calcext:value-type="float">
            <text:p>20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3994" calcext:value-type="float">
            <text:p>13994</text:p>
          </table:table-cell>
          <table:table-cell office:value-type="float" office:value="6243" calcext:value-type="float">
            <text:p>6243</text:p>
          </table:table-cell>
          <table:table-cell office:value-type="float" office:value="78" calcext:value-type="float">
            <text:p>78</text:p>
          </table:table-cell>
          <table:table-cell office:value-type="float" office:value="3527" calcext:value-type="float">
            <text:p>3527</text:p>
          </table:table-cell>
          <table:table-cell office:value-type="float" office:value="2039" calcext:value-type="float">
            <text:p>2039</text:p>
          </table:table-cell>
          <table:table-cell office:value-type="float" office:value="81" calcext:value-type="float">
            <text:p>8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3956" calcext:value-type="float">
            <text:p>13956</text:p>
          </table:table-cell>
          <table:table-cell office:value-type="float" office:value="6245" calcext:value-type="float">
            <text:p>6245</text:p>
          </table:table-cell>
          <table:table-cell office:value-type="float" office:value="80" calcext:value-type="float">
            <text:p>80</text:p>
          </table:table-cell>
          <table:table-cell office:value-type="float" office:value="3528" calcext:value-type="float">
            <text:p>3528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18465" calcext:value-type="float">
            <text:p>18465</text:p>
          </table:table-cell>
          <table:table-cell office:value-type="float" office:value="7236" calcext:value-type="float">
            <text:p>7236</text:p>
          </table:table-cell>
          <table:table-cell office:value-type="float" office:value="1071" calcext:value-type="float">
            <text:p>1071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2186" calcext:value-type="float">
            <text:p>218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1" calcext:value-type="float">
            <text:p>15251</text:p>
          </table:table-cell>
          <table:table-cell office:value-type="float" office:value="7246" calcext:value-type="float">
            <text:p>7246</text:p>
          </table:table-cell>
          <table:table-cell office:value-type="float" office:value="1081" calcext:value-type="float">
            <text:p>1081</text:p>
          </table:table-cell>
          <table:table-cell office:value-type="float" office:value="5584" calcext:value-type="float">
            <text:p>5584</text:p>
          </table:table-cell>
          <table:table-cell office:value-type="float" office:value="2039" calcext:value-type="float">
            <text:p>2039</text:p>
          </table:table-cell>
          <table:table-cell office:value-type="float" office:value="244" calcext:value-type="float">
            <text:p>2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7" calcext:value-type="float">
            <text:p>2127</text:p>
          </table:table-cell>
          <table:table-cell office:value-type="float" office:value="15073" calcext:value-type="float">
            <text:p>15073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28" calcext:value-type="float">
            <text:p>12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float" office:value="14962" calcext:value-type="float">
            <text:p>14962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5" calcext:value-type="float">
            <text:p>5585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18971" calcext:value-type="float">
            <text:p>18971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2674" calcext:value-type="float">
            <text:p>26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4" calcext:value-type="float">
            <text:p>15254</text:p>
          </table:table-cell>
          <table:table-cell office:value-type="float" office:value="7260" calcext:value-type="float">
            <text:p>7260</text:p>
          </table:table-cell>
          <table:table-cell office:value-type="float" office:value="1095" calcext:value-type="float">
            <text:p>1095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322" calcext:value-type="float">
            <text:p>32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15083" calcext:value-type="float">
            <text:p>15083</text:p>
          </table:table-cell>
          <table:table-cell office:value-type="float" office:value="7262" calcext:value-type="float">
            <text:p>7262</text:p>
          </table:table-cell>
          <table:table-cell office:value-type="float" office:value="1097" calcext:value-type="float">
            <text:p>109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70" calcext:value-type="float">
            <text:p>1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float" office:value="14990" calcext:value-type="float">
            <text:p>14990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120" calcext:value-type="float">
            <text:p>1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18465" calcext:value-type="float">
            <text:p>18465</text:p>
          </table:table-cell>
          <table:table-cell office:value-type="float" office:value="7236" calcext:value-type="float">
            <text:p>7236</text:p>
          </table:table-cell>
          <table:table-cell office:value-type="float" office:value="1071" calcext:value-type="float">
            <text:p>1071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2186" calcext:value-type="float">
            <text:p>218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1" calcext:value-type="float">
            <text:p>15251</text:p>
          </table:table-cell>
          <table:table-cell office:value-type="float" office:value="7246" calcext:value-type="float">
            <text:p>7246</text:p>
          </table:table-cell>
          <table:table-cell office:value-type="float" office:value="1081" calcext:value-type="float">
            <text:p>1081</text:p>
          </table:table-cell>
          <table:table-cell office:value-type="float" office:value="5584" calcext:value-type="float">
            <text:p>5584</text:p>
          </table:table-cell>
          <table:table-cell office:value-type="float" office:value="2039" calcext:value-type="float">
            <text:p>2039</text:p>
          </table:table-cell>
          <table:table-cell office:value-type="float" office:value="244" calcext:value-type="float">
            <text:p>2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7" calcext:value-type="float">
            <text:p>2127</text:p>
          </table:table-cell>
          <table:table-cell office:value-type="float" office:value="15073" calcext:value-type="float">
            <text:p>15073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28" calcext:value-type="float">
            <text:p>12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float" office:value="14965" calcext:value-type="float">
            <text:p>14965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18971" calcext:value-type="float">
            <text:p>18971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85" calcext:value-type="float">
            <text:p>5585</text:p>
          </table:table-cell>
          <table:table-cell office:value-type="float" office:value="2039" calcext:value-type="float">
            <text:p>2039</text:p>
          </table:table-cell>
          <table:table-cell office:value-type="float" office:value="2678" calcext:value-type="float">
            <text:p>267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office:value-type="float" office:value="15333" calcext:value-type="float">
            <text:p>15333</text:p>
          </table:table-cell>
          <table:table-cell office:value-type="float" office:value="7259" calcext:value-type="float">
            <text:p>7259</text:p>
          </table:table-cell>
          <table:table-cell office:value-type="float" office:value="1094" calcext:value-type="float">
            <text:p>1094</text:p>
          </table:table-cell>
          <table:table-cell office:value-type="float" office:value="5583" calcext:value-type="float">
            <text:p>5583</text:p>
          </table:table-cell>
          <table:table-cell office:value-type="float" office:value="2039" calcext:value-type="float">
            <text:p>2039</text:p>
          </table:table-cell>
          <table:table-cell office:value-type="float" office:value="374" calcext:value-type="float">
            <text:p>3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15068" calcext:value-type="float">
            <text:p>15068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160" calcext:value-type="float">
            <text:p>16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6" calcext:value-type="float">
            <text:p>2126</text:p>
          </table:table-cell>
          <table:table-cell office:value-type="float" office:value="14977" calcext:value-type="float">
            <text:p>14977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16" calcext:value-type="float">
            <text:p>11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18428" calcext:value-type="float">
            <text:p>18428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171" calcext:value-type="float">
            <text:p>217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15211" calcext:value-type="float">
            <text:p>15211</text:p>
          </table:table-cell>
          <table:table-cell office:value-type="float" office:value="7264" calcext:value-type="float">
            <text:p>7264</text:p>
          </table:table-cell>
          <table:table-cell office:value-type="float" office:value="1099" calcext:value-type="float">
            <text:p>109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35" calcext:value-type="float">
            <text:p>23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15028" calcext:value-type="float">
            <text:p>15028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24" calcext:value-type="float">
            <text:p>12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22" calcext:value-type="float">
            <text:p>14922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74" calcext:value-type="float">
            <text:p>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8921" calcext:value-type="float">
            <text:p>18921</text:p>
          </table:table-cell>
          <table:table-cell office:value-type="float" office:value="7270" calcext:value-type="float">
            <text:p>7270</text:p>
          </table:table-cell>
          <table:table-cell office:value-type="float" office:value="1105" calcext:value-type="float">
            <text:p>1105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663" calcext:value-type="float">
            <text:p>266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15306" calcext:value-type="float">
            <text:p>15306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85" calcext:value-type="float">
            <text:p>38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15019" calcext:value-type="float">
            <text:p>15019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63" calcext:value-type="float">
            <text:p>16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39" calcext:value-type="float">
            <text:p>14939</text:p>
          </table:table-cell>
          <table:table-cell office:value-type="float" office:value="7278" calcext:value-type="float">
            <text:p>7278</text:p>
          </table:table-cell>
          <table:table-cell office:value-type="float" office:value="1113" calcext:value-type="float">
            <text:p>1113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119" calcext:value-type="float">
            <text:p>11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18428" calcext:value-type="float">
            <text:p>18428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2177" calcext:value-type="float">
            <text:p>217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15218" calcext:value-type="float">
            <text:p>15218</text:p>
          </table:table-cell>
          <table:table-cell office:value-type="float" office:value="7264" calcext:value-type="float">
            <text:p>7264</text:p>
          </table:table-cell>
          <table:table-cell office:value-type="float" office:value="1099" calcext:value-type="float">
            <text:p>1099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37" calcext:value-type="float">
            <text:p>23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14999" calcext:value-type="float">
            <text:p>14999</text:p>
          </table:table-cell>
          <table:table-cell office:value-type="float" office:value="7268" calcext:value-type="float">
            <text:p>7268</text:p>
          </table:table-cell>
          <table:table-cell office:value-type="float" office:value="1103" calcext:value-type="float">
            <text:p>1103</text:p>
          </table:table-cell>
          <table:table-cell office:value-type="float" office:value="5589" calcext:value-type="float">
            <text:p>5589</text:p>
          </table:table-cell>
          <table:table-cell office:value-type="float" office:value="2039" calcext:value-type="float">
            <text:p>2039</text:p>
          </table:table-cell>
          <table:table-cell office:value-type="float" office:value="118" calcext:value-type="float">
            <text:p>1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23" calcext:value-type="float">
            <text:p>14923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73" calcext:value-type="float">
            <text:p>7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8921" calcext:value-type="float">
            <text:p>18921</text:p>
          </table:table-cell>
          <table:table-cell office:value-type="float" office:value="7270" calcext:value-type="float">
            <text:p>7270</text:p>
          </table:table-cell>
          <table:table-cell office:value-type="float" office:value="1105" calcext:value-type="float">
            <text:p>1105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61" calcext:value-type="float">
            <text:p>266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15306" calcext:value-type="float">
            <text:p>15306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85" calcext:value-type="float">
            <text:p>38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15001" calcext:value-type="float">
            <text:p>15001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157" calcext:value-type="float">
            <text:p>15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34" calcext:value-type="float">
            <text:p>14934</text:p>
          </table:table-cell>
          <table:table-cell office:value-type="float" office:value="7278" calcext:value-type="float">
            <text:p>7278</text:p>
          </table:table-cell>
          <table:table-cell office:value-type="float" office:value="1113" calcext:value-type="float">
            <text:p>1113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18" calcext:value-type="float">
            <text:p>1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87" calcext:value-type="float">
            <text:p>6187</text:p>
          </table:table-cell>
          <table:table-cell office:value-type="float" office:value="22" calcext:value-type="float">
            <text:p>22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2527" calcext:value-type="float">
            <text:p>252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float" office:value="14370" calcext:value-type="float">
            <text:p>14370</text:p>
          </table:table-cell>
          <table:table-cell office:value-type="float" office:value="6190" calcext:value-type="float">
            <text:p>6190</text:p>
          </table:table-cell>
          <table:table-cell office:value-type="float" office:value="25" calcext:value-type="float">
            <text:p>25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362" calcext:value-type="float">
            <text:p>36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38" calcext:value-type="float">
            <text:p>13838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0" calcext:value-type="float">
            <text:p>5590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0" calcext:value-type="float">
            <text:p>5590</text:p>
          </table:table-cell>
          <table:table-cell office:value-type="float" office:value="2039" calcext:value-type="float">
            <text:p>2039</text:p>
          </table:table-cell>
          <table:table-cell office:value-type="float" office:value="65" calcext:value-type="float">
            <text:p>6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7746" calcext:value-type="float">
            <text:p>17746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625" calcext:value-type="float">
            <text:p>262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053" calcext:value-type="float">
            <text:p>14053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7" calcext:value-type="float">
            <text:p>5597</text:p>
          </table:table-cell>
          <table:table-cell office:value-type="float" office:value="2039" calcext:value-type="float">
            <text:p>2039</text:p>
          </table:table-cell>
          <table:table-cell office:value-type="float" office:value="298" calcext:value-type="float">
            <text:p>29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7" calcext:value-type="float">
            <text:p>13827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105" calcext:value-type="float">
            <text:p>10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87" calcext:value-type="float">
            <text:p>6187</text:p>
          </table:table-cell>
          <table:table-cell office:value-type="float" office:value="22" calcext:value-type="float">
            <text:p>22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529" calcext:value-type="float">
            <text:p>252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14272" calcext:value-type="float">
            <text:p>14272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08" calcext:value-type="float">
            <text:p>30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77" calcext:value-type="float">
            <text:p>13877</text:p>
          </table:table-cell>
          <table:table-cell office:value-type="float" office:value="6196" calcext:value-type="float">
            <text:p>6196</text:p>
          </table:table-cell>
          <table:table-cell office:value-type="float" office:value="31" calcext:value-type="float">
            <text:p>31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33" calcext:value-type="float">
            <text:p>13833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68" calcext:value-type="float">
            <text:p>6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7815" calcext:value-type="float">
            <text:p>17815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670" calcext:value-type="float">
            <text:p>26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329" calcext:value-type="float">
            <text:p>14329</text:p>
          </table:table-cell>
          <table:table-cell office:value-type="float" office:value="6210" calcext:value-type="float">
            <text:p>6210</text:p>
          </table:table-cell>
          <table:table-cell office:value-type="float" office:value="45" calcext:value-type="float">
            <text:p>45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447" calcext:value-type="float">
            <text:p>44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8" calcext:value-type="float">
            <text:p>13828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10" calcext:value-type="float">
            <text:p>1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055" calcext:value-type="float">
            <text:p>14055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97" calcext:value-type="float">
            <text:p>19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6" calcext:value-type="float">
            <text:p>1986</text:p>
          </table:table-cell>
          <table:table-cell office:value-type="float" office:value="13885" calcext:value-type="float">
            <text:p>13885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float" office:value="13820" calcext:value-type="float">
            <text:p>13820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17823" calcext:value-type="float">
            <text:p>17823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89" calcext:value-type="float">
            <text:p>26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14329" calcext:value-type="float">
            <text:p>14329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445" calcext:value-type="float">
            <text:p>44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5" calcext:value-type="float">
            <text:p>13825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5" calcext:value-type="float">
            <text:p>10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14273" calcext:value-type="float">
            <text:p>14273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310" calcext:value-type="float">
            <text:p>3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13843" calcext:value-type="float">
            <text:p>13843</text:p>
          </table:table-cell>
          <table:table-cell office:value-type="float" office:value="6203" calcext:value-type="float">
            <text:p>6203</text:p>
          </table:table-cell>
          <table:table-cell office:value-type="float" office:value="38" calcext:value-type="float">
            <text:p>3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70" calcext:value-type="float">
            <text:p>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float" office:value="13820" calcext:value-type="float">
            <text:p>13820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17569" calcext:value-type="float">
            <text:p>17569</text:p>
          </table:table-cell>
          <table:table-cell office:value-type="float" office:value="6204" calcext:value-type="float">
            <text:p>6204</text:p>
          </table:table-cell>
          <table:table-cell office:value-type="float" office:value="42" calcext:value-type="float">
            <text:p>42</text:p>
          </table:table-cell>
          <table:table-cell office:value-type="float" office:value="5595" calcext:value-type="float">
            <text:p>5595</text:p>
          </table:table-cell>
          <table:table-cell office:value-type="float" office:value="2038" calcext:value-type="float">
            <text:p>2038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319" calcext:value-type="float">
            <text:p>14319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432" calcext:value-type="float">
            <text:p>43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39" calcext:value-type="float">
            <text:p>13839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7" calcext:value-type="float">
            <text:p>5597</text:p>
          </table:table-cell>
          <table:table-cell office:value-type="float" office:value="2039" calcext:value-type="float">
            <text:p>2039</text:p>
          </table:table-cell>
          <table:table-cell office:value-type="float" office:value="109" calcext:value-type="float">
            <text:p>10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22" calcext:value-type="float">
            <text:p>13822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4" calcext:value-type="float">
            <text:p>10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7997" calcext:value-type="float">
            <text:p>17997</text:p>
          </table:table-cell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625" calcext:value-type="float">
            <text:p>262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333" calcext:value-type="float">
            <text:p>14333</text:p>
          </table:table-cell>
          <table:table-cell office:value-type="float" office:value="6203" calcext:value-type="float">
            <text:p>6203</text:p>
          </table:table-cell>
          <table:table-cell office:value-type="float" office:value="38" calcext:value-type="float">
            <text:p>38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344" calcext:value-type="float">
            <text:p>3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64" calcext:value-type="float">
            <text:p>13864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79" calcext:value-type="float">
            <text:p>7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17742" calcext:value-type="float">
            <text:p>17742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736" calcext:value-type="float">
            <text:p>273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2" calcext:value-type="float">
            <text:p>1992</text:p>
          </table:table-cell>
          <table:table-cell office:value-type="float" office:value="14311" calcext:value-type="float">
            <text:p>14311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432" calcext:value-type="float">
            <text:p>43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820" calcext:value-type="float">
            <text:p>13820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10" calcext:value-type="float">
            <text:p>1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3793" calcext:value-type="float">
            <text:p>13793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7997" calcext:value-type="float">
            <text:p>17997</text:p>
          </table:table-cell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18" calcext:value-type="float">
            <text:p>26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4364" calcext:value-type="float">
            <text:p>14364</text:p>
          </table:table-cell>
          <table:table-cell office:value-type="float" office:value="6199" calcext:value-type="float">
            <text:p>6199</text:p>
          </table:table-cell>
          <table:table-cell office:value-type="float" office:value="37" calcext:value-type="float">
            <text:p>37</text:p>
          </table:table-cell>
          <table:table-cell office:value-type="float" office:value="5595" calcext:value-type="float">
            <text:p>5595</text:p>
          </table:table-cell>
          <table:table-cell office:value-type="float" office:value="2038" calcext:value-type="float">
            <text:p>2038</text:p>
          </table:table-cell>
          <table:table-cell office:value-type="float" office:value="351" calcext:value-type="float">
            <text:p>35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24" calcext:value-type="float">
            <text:p>13824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61" calcext:value-type="float">
            <text:p>6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3" calcext:value-type="float">
            <text:p>2303</text:p>
          </table:table-cell>
          <table:table-cell office:value-type="float" office:value="17408" calcext:value-type="float">
            <text:p>17408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420" calcext:value-type="float">
            <text:p>24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4040" calcext:value-type="float">
            <text:p>14040</text:p>
          </table:table-cell>
          <table:table-cell office:value-type="float" office:value="6210" calcext:value-type="float">
            <text:p>6210</text:p>
          </table:table-cell>
          <table:table-cell office:value-type="float" office:value="45" calcext:value-type="float">
            <text:p>45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310" calcext:value-type="float">
            <text:p>3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848" calcext:value-type="float">
            <text:p>13848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121" calcext:value-type="float">
            <text:p>12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3814" calcext:value-type="float">
            <text:p>13814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4" calcext:value-type="float">
            <text:p>10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office:value-type="string" calcext:value-type="string">
            <text:p>Decode Stalls (100s)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" office:value-type="float" office:value="13.635" calcext:value-type="float">
            <text:p>13.635</text:p>
          </table:table-cell>
          <table:table-cell table:formula="of:=[.J2]/100" office:value-type="float" office:value="0.58" calcext:value-type="float">
            <text:p>0.5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" office:value-type="float" office:value="14.62" calcext:value-type="float">
            <text:p>14.62</text:p>
          </table:table-cell>
          <table:table-cell table:formula="of:=[.J3]/100" office:value-type="float" office:value="10.73" calcext:value-type="float">
            <text:p>10.7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" office:value-type="float" office:value="14.649" calcext:value-type="float">
            <text:p>14.649</text:p>
          </table:table-cell>
          <table:table-cell table:formula="of:=[.J4]/100" office:value-type="float" office:value="10.75" calcext:value-type="float">
            <text:p>10.7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" office:value-type="float" office:value="14.643" calcext:value-type="float">
            <text:p>14.643</text:p>
          </table:table-cell>
          <table:table-cell table:formula="of:=[.J5]/100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" office:value-type="float" office:value="14.617" calcext:value-type="float">
            <text:p>14.617</text:p>
          </table:table-cell>
          <table:table-cell table:formula="of:=[.J6]/100" office:value-type="float" office:value="10.73" calcext:value-type="float">
            <text:p>10.7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" office:value-type="float" office:value="14.658" calcext:value-type="float">
            <text:p>14.658</text:p>
          </table:table-cell>
          <table:table-cell table:formula="of:=[.J7]/100" office:value-type="float" office:value="10.75" calcext:value-type="float">
            <text:p>10.7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" office:value-type="float" office:value="14.634" calcext:value-type="float">
            <text:p>14.634</text:p>
          </table:table-cell>
          <table:table-cell table:formula="of:=[.J8]/100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" office:value-type="float" office:value="14.594" calcext:value-type="float">
            <text:p>14.594</text:p>
          </table:table-cell>
          <table:table-cell table:formula="of:=[.J9]/100" office:value-type="float" office:value="10.81" calcext:value-type="float">
            <text:p>10.8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" office:value-type="float" office:value="14.596" calcext:value-type="float">
            <text:p>14.596</text:p>
          </table:table-cell>
          <table:table-cell table:formula="of:=[.J10]/100" office:value-type="float" office:value="10.67" calcext:value-type="float">
            <text:p>10.6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" office:value-type="float" office:value="14.59" calcext:value-type="float">
            <text:p>14.59</text:p>
          </table:table-cell>
          <table:table-cell table:formula="of:=[.J11]/100" office:value-type="float" office:value="10.68" calcext:value-type="float">
            <text:p>10.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" office:value-type="float" office:value="14.591" calcext:value-type="float">
            <text:p>14.591</text:p>
          </table:table-cell>
          <table:table-cell table:formula="of:=[.J12]/100" office:value-type="float" office:value="10.81" calcext:value-type="float">
            <text:p>10.8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" office:value-type="float" office:value="14.593" calcext:value-type="float">
            <text:p>14.593</text:p>
          </table:table-cell>
          <table:table-cell table:formula="of:=[.J13]/100" office:value-type="float" office:value="10.67" calcext:value-type="float">
            <text:p>10.6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" office:value-type="float" office:value="14.587" calcext:value-type="float">
            <text:p>14.587</text:p>
          </table:table-cell>
          <table:table-cell table:formula="of:=[.J14]/100" office:value-type="float" office:value="10.68" calcext:value-type="float">
            <text:p>10.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" office:value-type="float" office:value="13.522" calcext:value-type="float">
            <text:p>13.522</text:p>
          </table:table-cell>
          <table:table-cell table:formula="of:=[.J15]/100" office:value-type="float" office:value="0.17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" office:value-type="float" office:value="13.533" calcext:value-type="float">
            <text:p>13.533</text:p>
          </table:table-cell>
          <table:table-cell table:formula="of:=[.J16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" office:value-type="float" office:value="13.525" calcext:value-type="float">
            <text:p>13.525</text:p>
          </table:table-cell>
          <table:table-cell table:formula="of:=[.J17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" office:value-type="float" office:value="13.51" calcext:value-type="float">
            <text:p>13.51</text:p>
          </table:table-cell>
          <table:table-cell table:formula="of:=[.J18]/100" office:value-type="float" office:value="0.17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" office:value-type="float" office:value="13.527" calcext:value-type="float">
            <text:p>13.527</text:p>
          </table:table-cell>
          <table:table-cell table:formula="of:=[.J19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" office:value-type="float" office:value="13.525" calcext:value-type="float">
            <text:p>13.525</text:p>
          </table:table-cell>
          <table:table-cell table:formula="of:=[.J20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" office:value-type="float" office:value="13.524" calcext:value-type="float">
            <text:p>13.524</text:p>
          </table:table-cell>
          <table:table-cell table:formula="of:=[.J21]/100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" office:value-type="float" office:value="13.527" calcext:value-type="float">
            <text:p>13.527</text:p>
          </table:table-cell>
          <table:table-cell table:formula="of:=[.J22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" office:value-type="float" office:value="13.528" calcext:value-type="float">
            <text:p>13.528</text:p>
          </table:table-cell>
          <table:table-cell table:formula="of:=[.J23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" office:value-type="float" office:value="13.521" calcext:value-type="float">
            <text:p>13.521</text:p>
          </table:table-cell>
          <table:table-cell table:formula="of:=[.J24]/100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" office:value-type="float" office:value="13.536" calcext:value-type="float">
            <text:p>13.536</text:p>
          </table:table-cell>
          <table:table-cell table:formula="of:=[.J25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" office:value-type="float" office:value="13.528" calcext:value-type="float">
            <text:p>13.528</text:p>
          </table:table-cell>
          <table:table-cell table:formula="of:=[.J26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" office:value-type="float" office:value="13.528" calcext:value-type="float">
            <text:p>13.528</text:p>
          </table:table-cell>
          <table:table-cell table:formula="of:=[.J27]/100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" office:value-type="float" office:value="13.531" calcext:value-type="float">
            <text:p>13.531</text:p>
          </table:table-cell>
          <table:table-cell table:formula="of:=[.J28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" office:value-type="float" office:value="13.52" calcext:value-type="float">
            <text:p>13.52</text:p>
          </table:table-cell>
          <table:table-cell table:formula="of:=[.J29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" office:value-type="float" office:value="13.519" calcext:value-type="float">
            <text:p>13.519</text:p>
          </table:table-cell>
          <table:table-cell table:formula="of:=[.J30]/100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" office:value-type="float" office:value="13.525" calcext:value-type="float">
            <text:p>13.525</text:p>
          </table:table-cell>
          <table:table-cell table:formula="of:=[.J31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" office:value-type="float" office:value="13.511" calcext:value-type="float">
            <text:p>13.511</text:p>
          </table:table-cell>
          <table:table-cell table:formula="of:=[.J32]/100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500s)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500" office:value-type="float" office:value="13.852" calcext:value-type="float">
            <text:p>13.85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500" office:value-type="float" office:value="13.874" calcext:value-type="float">
            <text:p>13.87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500" office:value-type="float" office:value="14.854" calcext:value-type="float">
            <text:p>14.8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500" office:value-type="float" office:value="14.844" calcext:value-type="float">
            <text:p>14.8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500" office:value-type="float" office:value="14.884" calcext:value-type="float">
            <text:p>14.88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500" office:value-type="float" office:value="14.842" calcext:value-type="float">
            <text:p>14.84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500" office:value-type="float" office:value="14.854" calcext:value-type="float">
            <text:p>14.8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500" office:value-type="float" office:value="14.834" calcext:value-type="float">
            <text:p>14.8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500" office:value-type="float" office:value="14.844" calcext:value-type="float">
            <text:p>14.8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500" office:value-type="float" office:value="14.884" calcext:value-type="float">
            <text:p>14.88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500" office:value-type="float" office:value="14.86" calcext:value-type="float">
            <text:p>14.8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500" office:value-type="float" office:value="14.848" calcext:value-type="float">
            <text:p>14.8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500" office:value-type="float" office:value="14.812" calcext:value-type="float">
            <text:p>14.81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500" office:value-type="float" office:value="14.822" calcext:value-type="float">
            <text:p>14.82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500" office:value-type="float" office:value="14.818" calcext:value-type="float">
            <text:p>14.81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500" office:value-type="float" office:value="14.79" calcext:value-type="float">
            <text:p>14.7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500" office:value-type="float" office:value="14.802" calcext:value-type="float">
            <text:p>14.802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500" office:value-type="float" office:value="14.8" calcext:value-type="float">
            <text:p>14.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500" office:value-type="float" office:value="14.786" calcext:value-type="float">
            <text:p>14.78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500" office:value-type="float" office:value="14.83" calcext:value-type="float">
            <text:p>14.8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500" office:value-type="float" office:value="14.802" calcext:value-type="float">
            <text:p>14.802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500" office:value-type="float" office:value="14.796" calcext:value-type="float">
            <text:p>14.79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500" office:value-type="float" office:value="13.744" calcext:value-type="float">
            <text:p>13.74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500" office:value-type="float" office:value="13.726" calcext:value-type="float">
            <text:p>13.72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500" office:value-type="float" office:value="13.756" calcext:value-type="float">
            <text:p>13.75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500" office:value-type="float" office:value="13.75" calcext:value-type="float">
            <text:p>13.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500" office:value-type="float" office:value="13.752" calcext:value-type="float">
            <text:p>13.75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500" office:value-type="float" office:value="13.734" calcext:value-type="float">
            <text:p>13.73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500" office:value-type="float" office:value="13.744" calcext:value-type="float">
            <text:p>13.74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500" office:value-type="float" office:value="13.756" calcext:value-type="float">
            <text:p>13.75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500" office:value-type="float" office:value="13.748" calcext:value-type="float">
            <text:p>13.7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500" office:value-type="float" office:value="13.728" calcext:value-type="float">
            <text:p>13.72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500" office:value-type="float" office:value="13.742" calcext:value-type="float">
            <text:p>13.74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500" office:value-type="float" office:value="13.734" calcext:value-type="float">
            <text:p>13.73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500" office:value-type="float" office:value="13.756" calcext:value-type="float">
            <text:p>13.75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500" office:value-type="float" office:value="13.748" calcext:value-type="float">
            <text:p>13.7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500" office:value-type="float" office:value="13.728" calcext:value-type="float">
            <text:p>13.72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500" office:value-type="float" office:value="13.758" calcext:value-type="float">
            <text:p>13.75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500" office:value-type="float" office:value="13.752" calcext:value-type="float">
            <text:p>13.75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500" office:value-type="float" office:value="13.75" calcext:value-type="float">
            <text:p>13.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500" office:value-type="float" office:value="13.748" calcext:value-type="float">
            <text:p>13.7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500" office:value-type="float" office:value="13.758" calcext:value-type="float">
            <text:p>13.75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500" office:value-type="float" office:value="13.74" calcext:value-type="float">
            <text:p>13.7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500" office:value-type="float" office:value="13.732" calcext:value-type="float">
            <text:p>13.73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500" office:value-type="float" office:value="13.744" calcext:value-type="float">
            <text:p>13.74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500" office:value-type="float" office:value="13.718" calcext:value-type="float">
            <text:p>13.7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500" office:value-type="float" office:value="13.732" calcext:value-type="float">
            <text:p>13.73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500" office:value-type="float" office:value="13.74" calcext:value-type="float">
            <text:p>13.7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500" office:value-type="float" office:value="13.72" calcext:value-type="float">
            <text:p>13.7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500" office:value-type="float" office:value="13.742" calcext:value-type="float">
            <text:p>13.74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500" office:value-type="float" office:value="13.742" calcext:value-type="float">
            <text:p>13.74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500" office:value-type="float" office:value="13.72" calcext:value-type="float">
            <text:p>13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250s)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250" office:value-type="float" office:value="14.416" calcext:value-type="float">
            <text:p>14.41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250" office:value-type="float" office:value="14.348" calcext:value-type="float">
            <text:p>14.34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250" office:value-type="float" office:value="14.324" calcext:value-type="float">
            <text:p>14.32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250" office:value-type="float" office:value="15.376" calcext:value-type="float">
            <text:p>15.37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250" office:value-type="float" office:value="15.336" calcext:value-type="float">
            <text:p>15.33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250" office:value-type="float" office:value="15.312" calcext:value-type="float">
            <text:p>15.3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250" office:value-type="float" office:value="15.588" calcext:value-type="float">
            <text:p>15.58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250" office:value-type="float" office:value="15.352" calcext:value-type="float">
            <text:p>15.35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250" office:value-type="float" office:value="15.34" calcext:value-type="float">
            <text:p>15.3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250" office:value-type="float" office:value="15.332" calcext:value-type="float">
            <text:p>15.3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250" office:value-type="float" office:value="15.456" calcext:value-type="float">
            <text:p>15.45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250" office:value-type="float" office:value="15.336" calcext:value-type="float">
            <text:p>15.33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250" office:value-type="float" office:value="15.312" calcext:value-type="float">
            <text:p>15.3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250" office:value-type="float" office:value="15.428" calcext:value-type="float">
            <text:p>15.42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250" office:value-type="float" office:value="15.344" calcext:value-type="float">
            <text:p>15.34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250" office:value-type="float" office:value="15.34" calcext:value-type="float">
            <text:p>15.3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250" office:value-type="float" office:value="15.332" calcext:value-type="float">
            <text:p>15.3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250" office:value-type="float" office:value="15.348" calcext:value-type="float">
            <text:p>15.34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250" office:value-type="float" office:value="15.3" calcext:value-type="float">
            <text:p>15.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250" office:value-type="float" office:value="15.276" calcext:value-type="float">
            <text:p>15.27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250" office:value-type="float" office:value="15.364" calcext:value-type="float">
            <text:p>15.36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250" office:value-type="float" office:value="15.284" calcext:value-type="float">
            <text:p>15.2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250" office:value-type="float" office:value="15.272" calcext:value-type="float">
            <text:p>15.2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250" office:value-type="float" office:value="15.272" calcext:value-type="float">
            <text:p>15.2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250" office:value-type="float" office:value="15.36" calcext:value-type="float">
            <text:p>15.3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250" office:value-type="float" office:value="15.3" calcext:value-type="float">
            <text:p>15.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250" office:value-type="float" office:value="15.284" calcext:value-type="float">
            <text:p>15.2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250" office:value-type="float" office:value="15.56" calcext:value-type="float">
            <text:p>15.5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250" office:value-type="float" office:value="15.284" calcext:value-type="float">
            <text:p>15.2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250" office:value-type="float" office:value="15.272" calcext:value-type="float">
            <text:p>15.2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250" office:value-type="float" office:value="15.272" calcext:value-type="float">
            <text:p>15.27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250" office:value-type="float" office:value="14.272" calcext:value-type="float">
            <text:p>14.27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250" office:value-type="float" office:value="14.228" calcext:value-type="float">
            <text:p>14.22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250" office:value-type="float" office:value="14.3" calcext:value-type="float">
            <text:p>14.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250" office:value-type="float" office:value="14.224" calcext:value-type="float">
            <text:p>14.2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250" office:value-type="float" office:value="14.28" calcext:value-type="float">
            <text:p>14.2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250" office:value-type="float" office:value="14.228" calcext:value-type="float">
            <text:p>14.22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250" office:value-type="float" office:value="14.3" calcext:value-type="float">
            <text:p>14.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250" office:value-type="float" office:value="14.224" calcext:value-type="float">
            <text:p>14.2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250" office:value-type="float" office:value="14.212" calcext:value-type="float">
            <text:p>14.2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250" office:value-type="float" office:value="15.264" calcext:value-type="float">
            <text:p>15.2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250" office:value-type="float" office:value="14.236" calcext:value-type="float">
            <text:p>14.2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250" office:value-type="float" office:value="14.212" calcext:value-type="float">
            <text:p>14.2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250" office:value-type="float" office:value="14.3" calcext:value-type="float">
            <text:p>14.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250" office:value-type="float" office:value="14.224" calcext:value-type="float">
            <text:p>14.2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250" office:value-type="float" office:value="14.212" calcext:value-type="float">
            <text:p>14.2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250" office:value-type="float" office:value="14.212" calcext:value-type="float">
            <text:p>14.2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250" office:value-type="float" office:value="15.336" calcext:value-type="float">
            <text:p>15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250" office:value-type="float" office:value="14.236" calcext:value-type="float">
            <text:p>14.2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250" office:value-type="float" office:value="14.212" calcext:value-type="float">
            <text:p>14.2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250" office:value-type="float" office:value="15.024" calcext:value-type="float">
            <text:p>15.0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250" office:value-type="float" office:value="14.224" calcext:value-type="float">
            <text:p>14.2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250" office:value-type="float" office:value="14.212" calcext:value-type="float">
            <text:p>14.21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250" office:value-type="float" office:value="14.384" calcext:value-type="float">
            <text:p>14.38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250" office:value-type="float" office:value="14.228" calcext:value-type="float">
            <text:p>14.22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250" office:value-type="float" office:value="14.348" calcext:value-type="float">
            <text:p>14.3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250" office:value-type="float" office:value="14.216" calcext:value-type="float">
            <text:p>14.21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250" office:value-type="float" office:value="14.196" calcext:value-type="float">
            <text:p>14.19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250" office:value-type="float" office:value="14.376" calcext:value-type="float">
            <text:p>14.37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250" office:value-type="float" office:value="14.228" calcext:value-type="float">
            <text:p>14.22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250" office:value-type="float" office:value="14.204" calcext:value-type="float">
            <text:p>14.20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250" office:value-type="float" office:value="14.36" calcext:value-type="float">
            <text:p>14.3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250" office:value-type="float" office:value="14.216" calcext:value-type="float">
            <text:p>14.21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250" office:value-type="float" office:value="14.196" calcext:value-type="float">
            <text:p>14.19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250" office:value-type="float" office:value="14.196" calcext:value-type="float">
            <text:p>14.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25s)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25" office:value-type="float" office:value="18.824" calcext:value-type="float">
            <text:p>18.8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25" office:value-type="float" office:value="16.104" calcext:value-type="float">
            <text:p>16.1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25" office:value-type="float" office:value="16.056" calcext:value-type="float">
            <text:p>16.05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25" office:value-type="float" office:value="16.024" calcext:value-type="float">
            <text:p>16.0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25" office:value-type="float" office:value="19.416" calcext:value-type="float">
            <text:p>19.4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25" office:value-type="float" office:value="17.096" calcext:value-type="float">
            <text:p>17.0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25" office:value-type="float" office:value="17.016" calcext:value-type="float">
            <text:p>17.0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25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25" office:value-type="float" office:value="19.352" calcext:value-type="float">
            <text:p>19.3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25" office:value-type="float" office:value="17.096" calcext:value-type="float">
            <text:p>17.0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25" office:value-type="float" office:value="17.008" calcext:value-type="float">
            <text:p>17.0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25" office:value-type="float" office:value="17.024" calcext:value-type="float">
            <text:p>17.0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25" office:value-type="float" office:value="19.416" calcext:value-type="float">
            <text:p>19.4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25" office:value-type="float" office:value="17.096" calcext:value-type="float">
            <text:p>17.0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25" office:value-type="float" office:value="17.016" calcext:value-type="float">
            <text:p>17.0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25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25" office:value-type="float" office:value="19.352" calcext:value-type="float">
            <text:p>19.3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25" office:value-type="float" office:value="17.08" calcext:value-type="float">
            <text:p>17.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25" office:value-type="float" office:value="17.008" calcext:value-type="float">
            <text:p>17.0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25" office:value-type="float" office:value="17.008" calcext:value-type="float">
            <text:p>17.0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25" office:value-type="float" office:value="19.032" calcext:value-type="float">
            <text:p>19.0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25"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25" office:value-type="float" office:value="16.976" calcext:value-type="float">
            <text:p>16.9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25" office:value-type="float" office:value="16.96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25" office:value-type="float" office:value="19.24" calcext:value-type="float">
            <text:p>19.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25" office:value-type="float" office:value="17.032" calcext:value-type="float">
            <text:p>17.0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25" office:value-type="float" office:value="16.96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25" office:value-type="float" office:value="16.96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25" office:value-type="float" office:value="19.032" calcext:value-type="float">
            <text:p>19.0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25"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25" office:value-type="float" office:value="16.976" calcext:value-type="float">
            <text:p>16.9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25" office:value-type="float" office:value="16.96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25" office:value-type="float" office:value="19.24" calcext:value-type="float">
            <text:p>19.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25" office:value-type="float" office:value="17.032" calcext:value-type="float">
            <text:p>17.0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25" office:value-type="float" office:value="16.96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25" office:value-type="float" office:value="16.96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25" office:value-type="float" office:value="18.28" calcext:value-type="float">
            <text:p>18.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25" office:value-type="float" office:value="15.992" calcext:value-type="float">
            <text:p>15.99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25" office:value-type="float" office:value="18.344" calcext:value-type="float">
            <text:p>18.34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25" office:value-type="float" office:value="15.944" calcext:value-type="float">
            <text:p>15.94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25" office:value-type="float" office:value="18.28" calcext:value-type="float">
            <text:p>18.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25" office:value-type="float" office:value="15.976" calcext:value-type="float">
            <text:p>15.9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25" office:value-type="float" office:value="18.344" calcext:value-type="float">
            <text:p>18.34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25" office:value-type="float" office:value="15.968" calcext:value-type="float">
            <text:p>15.96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25" office:value-type="float" office:value="18.28" calcext:value-type="float">
            <text:p>18.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25" office:value-type="float" office:value="15.968" calcext:value-type="float">
            <text:p>15.96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25" office:value-type="float" office:value="15.888" calcext:value-type="float">
            <text:p>15.8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25" office:value-type="float" office:value="15.888" calcext:value-type="float">
            <text:p>15.8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25" office:value-type="float" office:value="18.36" calcext:value-type="float">
            <text:p>18.3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25" office:value-type="float" office:value="15.976" calcext:value-type="float">
            <text:p>15.9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25" office:value-type="float" office:value="18.28" calcext:value-type="float">
            <text:p>18.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25" office:value-type="float" office:value="15.984" calcext:value-type="float">
            <text:p>15.98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25" office:value-type="float" office:value="15.904" calcext:value-type="float">
            <text:p>15.9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25" office:value-type="float" office:value="15.888" calcext:value-type="float">
            <text:p>15.8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25" office:value-type="float" office:value="18.488" calcext:value-type="float">
            <text:p>18.4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25" office:value-type="float" office:value="15.944" calcext:value-type="float">
            <text:p>15.94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25" office:value-type="float" office:value="15.872" calcext:value-type="float">
            <text:p>15.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25" office:value-type="float" office:value="18.232" calcext:value-type="float">
            <text:p>18.2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25" office:value-type="float" office:value="15.968" calcext:value-type="float">
            <text:p>15.96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25" office:value-type="float" office:value="18.296" calcext:value-type="float">
            <text:p>18.2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25" office:value-type="float" office:value="15.936" calcext:value-type="float">
            <text:p>15.93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25" office:value-type="float" office:value="15.864" calcext:value-type="float">
            <text:p>15.8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25" office:value-type="float" office:value="15.864" calcext:value-type="float">
            <text:p>15.8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25" office:value-type="float" office:value="18.232" calcext:value-type="float">
            <text:p>18.2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25" office:value-type="float" office:value="15.96" calcext:value-type="float">
            <text:p>15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25" office:value-type="float" office:value="15.88" calcext:value-type="float">
            <text:p>15.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25" office:value-type="float" office:value="18.424" calcext:value-type="float">
            <text:p>18.4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25" office:value-type="float" office:value="15.96" calcext:value-type="float">
            <text:p>15.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25" office:value-type="float" office:value="15.864" calcext:value-type="float">
            <text:p>15.8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25" office:value-type="float" office:value="15.864" calcext:value-type="float">
            <text:p>15.8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6T16:27:03.573261010</dc:date>
    <meta:document-statistic meta:table-count="1" meta:cell-count="5596" meta:object-count="4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91cm" svg:height="9.005cm" xlink:href=".." xlink:type="simple" chart:class="chart:bar" chart:style-name="ch1">
        <chart:legend chart:legend-position="end" svg:x="15.046cm" svg:y="2.709cm" style:legend-expansion="high" chart:style-name="ch2"/>
        <chart:plot-area chart:style-name="ch3" table:cell-range-address="Sheet1.B246:Sheet1.H277" chart:data-source-has-labels="row" svg:x="0.841cm" svg:y="0.855cm" svg:width="13.423cm" svg:height="7.55cm">
          <chartooo:coordinate-region svg:x="1.462cm" svg:y="1.054cm" svg:width="12.802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series chart:style-name="ch13" chart:values-cell-range-address="Sheet1.H247:Sheet1.H277" chart:label-cell-address="Sheet1.H246:Sheet1.H24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k)</text:p>
                <draw:g>
                  <svg:desc>Sheet1.G246:Sheet1.G246</svg:desc>
                </draw:g>
              </table:table-cell>
              <table:table-cell office:value-type="string">
                <text:p>Decode Stalls (100s)</text:p>
                <draw:g>
                  <svg:desc>Sheet1.H246:Sheet1.H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13.635">
                <text:p>13.635</text:p>
                <draw:g>
                  <svg:desc>Sheet1.G247:Sheet1.G277</svg:desc>
                </draw:g>
              </table:table-cell>
              <table:table-cell office:value-type="float" office:value="0.58">
                <text:p>0.58</text:p>
                <draw:g>
                  <svg:desc>Sheet1.H247:Sheet1.H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2">
                <text:p>14.62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49">
                <text:p>14.64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43">
                <text:p>14.64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17">
                <text:p>14.61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58">
                <text:p>14.65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34">
                <text:p>14.63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4">
                <text:p>14.59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6">
                <text:p>14.59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9">
                <text:p>14.5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1">
                <text:p>14.591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3">
                <text:p>14.59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87">
                <text:p>14.587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2">
                <text:p>13.5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3">
                <text:p>13.5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4">
                <text:p>13.5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1">
                <text:p>13.5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6">
                <text:p>13.5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8">
                <text:p>13.5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1">
                <text:p>13.53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">
                <text:p>13.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9">
                <text:p>13.5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11">
                <text:p>13.511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68cm" svg:height="9.006cm" xlink:href=".." xlink:type="simple" chart:class="chart:bar" chart:style-name="ch1">
        <chart:legend chart:legend-position="end" svg:x="15.607cm" svg:y="2.959cm" style:legend-expansion="high" chart:style-name="ch2"/>
        <chart:plot-area chart:style-name="ch3" table:cell-range-address="Sheet1.B278:Sheet1.G330" chart:data-source-has-labels="row" svg:x="0.831cm" svg:y="0.855cm" svg:width="14.014cm" svg:height="7.551cm">
          <chartooo:coordinate-region svg:x="1.452cm" svg:y="1.054cm" svg:width="13.393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500s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13.852">
                <text:p>13.852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874">
                <text:p>13.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54">
                <text:p>14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42">
                <text:p>14.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54">
                <text:p>14.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34">
                <text:p>14.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48">
                <text:p>14.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12">
                <text:p>14.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2">
                <text:p>14.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18">
                <text:p>14.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786">
                <text:p>14.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26">
                <text:p>13.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52">
                <text:p>13.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34">
                <text:p>13.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34">
                <text:p>13.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52">
                <text:p>13.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18">
                <text:p>13.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">
                <text:p>13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98cm" svg:height="9.005cm" xlink:href=".." xlink:type="simple" chart:class="chart:bar" chart:style-name="ch1">
        <chart:legend chart:legend-position="end" svg:x="18.237cm" svg:y="2.958cm" style:legend-expansion="high" chart:style-name="ch2"/>
        <chart:plot-area chart:style-name="ch3" table:cell-range-address="Sheet1.B331:Sheet1.G404" chart:data-source-has-labels="row" svg:x="0.883cm" svg:y="0.855cm" svg:width="16.488cm" svg:height="7.55cm">
          <chartooo:coordinate-region svg:x="1.504cm" svg:y="1.054cm" svg:width="15.86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Cycles (250s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14.416">
                <text:p>14.416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324">
                <text:p>14.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76">
                <text:p>15.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312">
                <text:p>15.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588">
                <text:p>15.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352">
                <text:p>15.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332">
                <text:p>15.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56">
                <text:p>15.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312">
                <text:p>15.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428">
                <text:p>15.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344">
                <text:p>15.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332">
                <text:p>15.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48">
                <text:p>15.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76">
                <text:p>15.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272">
                <text:p>14.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264">
                <text:p>15.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36">
                <text:p>14.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36">
                <text:p>14.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024">
                <text:p>15.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384">
                <text:p>14.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16">
                <text:p>14.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376">
                <text:p>14.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16">
                <text:p>14.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196">
                <text:p>14.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99cm" svg:height="9.005cm" xlink:href=".." xlink:type="simple" chart:class="chart:bar" chart:style-name="ch1">
        <chart:legend chart:legend-position="end" svg:x="18.538cm" svg:y="2.958cm" style:legend-expansion="high" chart:style-name="ch2"/>
        <chart:plot-area chart:style-name="ch3" table:cell-range-address="Sheet1.B405:Sheet1.G489" chart:data-source-has-labels="row" svg:x="0.889cm" svg:y="0.855cm" svg:width="16.771cm" svg:height="7.55cm">
          <chartooo:coordinate-region svg:x="1.51cm" svg:y="1.054cm" svg:width="16.15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25s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18.824">
                <text:p>18.824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04">
                <text:p>16.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6">
                <text:p>16.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024">
                <text:p>16.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024">
                <text:p>17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032">
                <text:p>19.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032">
                <text:p>19.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92">
                <text:p>15.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44">
                <text:p>18.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44">
                <text:p>18.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84">
                <text:p>15.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904">
                <text:p>15.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88">
                <text:p>18.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32">
                <text:p>18.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296">
                <text:p>18.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36">
                <text:p>15.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32">
                <text:p>18.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24">
                <text:p>18.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64">
                <text:p>15.8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